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5-01-1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4-01-03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3-01-0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2-01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1-01-0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20-01-07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9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9-01-04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6-12-28 17:1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5-12-22 16:0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3-01-15 17:4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1-12-30 18:1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10-12-21 17:1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9-12-29 19:3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9-01-07 19:2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7-12-27 17:3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6-01-08 17:17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4-12-29 17:2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091004223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